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Pictures/10000000000002580000024FE151A87270F69A6D.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Purisa" svg:font-family="Purisa" style:font-pitch="variable"/>
    <style:font-face style:name="Arial" svg:font-family="Arial" style:font-family-generic="roman" style:font-pitch="variable"/>
    <style:font-face style:name="Arial Black" svg:font-family="'Arial Black'"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Noto Sans CJK KR Black" svg:font-family="'Noto Sans CJK KR Black'" style:font-family-generic="swiss" style:font-pitch="variable"/>
    <style:font-face style:name="Noto Sans CJK KR Black1" svg:font-family="'Noto Sans CJK KR Black'" style:font-adornments="Black"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Y견고딕" svg:font-family="HY견고딕"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돋움" svg:font-family="돋움" style:font-family-generic="system" style:font-pitch="variable"/>
  </office:font-face-decls>
  <office:automatic-styles>
    <style:style style:name="P1" style:family="paragraph" style:parent-style-name="Standard">
      <style:paragraph-properties fo:line-height="115%"/>
      <style:text-properties fo:text-transform="uppercase" fo:color="#000000" style:font-name="Arial Black" fo:font-size="28pt" fo:letter-spacing="-0.035cm" style:letter-kerning="true" style:font-name-asian="HY견고딕" style:font-size-asian="28pt" style:font-name-complex="Tahoma1" style:font-size-complex="26pt"/>
    </style:style>
    <style:style style:name="P2" style:family="paragraph" style:parent-style-name="Standard">
      <style:text-properties fo:color="#c00000" fo:font-size="28pt" fo:font-weight="bold" style:font-size-asian="28pt" style:font-weight-asian="bold" style:font-size-complex="28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text-properties style:font-name="Purisa" fo:font-size="13pt" officeooo:rsid="0005513b" officeooo:paragraph-rsid="0005634a" style:font-size-asian="11.3500003814697pt" style:font-size-complex="13pt"/>
    </style:style>
    <style:style style:name="P6" style:family="paragraph" style:parent-style-name="Standard">
      <style:text-properties style:font-name="Purisa" fo:font-size="13pt" officeooo:rsid="0001af9a" officeooo:paragraph-rsid="0005634a" style:font-size-asian="11.3500003814697pt" style:font-size-complex="13pt"/>
    </style:style>
    <style:style style:name="P7" style:family="paragraph" style:parent-style-name="Standard">
      <style:text-properties officeooo:rsid="0005634a" officeooo:paragraph-rsid="0005634a"/>
    </style:style>
    <style:style style:name="P8" style:family="paragraph" style:parent-style-name="Standard">
      <style:text-properties officeooo:rsid="000b2f51" officeooo:paragraph-rsid="000b2f51"/>
    </style:style>
    <style:style style:name="P9" style:family="paragraph" style:parent-style-name="Standard">
      <style:text-properties officeooo:rsid="000d3512" officeooo:paragraph-rsid="000d3512"/>
    </style:style>
    <style:style style:name="P10" style:family="paragraph" style:parent-style-name="Standard">
      <style:text-properties officeooo:rsid="000ecfa0" officeooo:paragraph-rsid="000ecfa0"/>
    </style:style>
    <style:style style:name="P11" style:family="paragraph" style:parent-style-name="Standard">
      <style:paragraph-properties fo:text-align="center" style:justify-single-word="false"/>
      <style:text-properties style:font-name="Courier 10 Pitch" fo:font-size="16pt" fo:font-weight="bold" officeooo:rsid="000ecfa0" officeooo:paragraph-rsid="000ecfa0" style:font-size-asian="16pt" style:font-weight-asian="bold" style:font-size-complex="16pt" style:font-weight-complex="bold"/>
    </style:style>
    <style:style style:name="P12" style:family="paragraph" style:parent-style-name="Standard" style:master-page-name="First_20_Page">
      <style:paragraph-properties style:page-number="auto"/>
      <style:text-properties style:letter-kerning="true"/>
    </style:style>
    <style:style style:name="P13" style:family="paragraph" style:parent-style-name="Title">
      <style:paragraph-properties fo:break-before="page"/>
    </style:style>
    <style:style style:name="P14" style:family="paragraph" style:parent-style-name="List_20_Paragraph" style:list-style-name="WWNum2"/>
    <style:style style:name="P15" style:family="paragraph" style:parent-style-name="List_20_Paragraph" style:list-style-name="WWNum3"/>
    <style:style style:name="P16" style:family="paragraph" style:parent-style-name="List_20_Paragraph" style:list-style-name="WWNum7"/>
    <style:style style:name="P17" style:family="paragraph" style:parent-style-name="No_20_Spacing">
      <style:text-properties style:use-window-font-color="true"/>
    </style:style>
    <style:style style:name="P18" style:family="paragraph" style:parent-style-name="Footer">
      <style:text-properties officeooo:paragraph-rsid="0005634a"/>
    </style:style>
    <style:style style:name="P19" style:family="paragraph" style:parent-style-name="Header">
      <style:paragraph-properties>
        <style:tab-stops>
          <style:tab-stop style:position="8.255cm" style:type="center"/>
          <style:tab-stop style:position="11.933cm"/>
          <style:tab-stop style:position="16.51cm" style:type="right"/>
        </style:tab-stops>
      </style:paragraph-properties>
      <style:text-properties style:use-window-font-color="true"/>
    </style:style>
    <style:style style:name="P20" style:family="paragraph" style:parent-style-name="Frame_20_contents">
      <style:text-properties style:use-window-font-color="true"/>
    </style:style>
    <style:style style:name="P21" style:family="paragraph" style:parent-style-name="Frame_20_contents">
      <style:paragraph-properties fo:text-align="end" style:justify-single-word="false"/>
    </style:style>
    <style:style style:name="P22" style:family="paragraph">
      <loext:graphic-properties draw:fill="none"/>
      <style:paragraph-properties fo:text-align="start"/>
      <style:text-properties fo:font-size="18pt"/>
    </style:style>
    <style:style style:name="P23" style:family="paragraph">
      <loext:graphic-properties draw:fill="solid" draw:fill-color="#000000"/>
      <style:paragraph-properties fo:text-align="start"/>
      <style:text-properties fo:font-size="18pt"/>
    </style:style>
    <style:style style:name="P24" style:family="paragraph">
      <loext:graphic-properties draw:fill="solid" draw:fill-color="#d1282e"/>
      <style:paragraph-properties fo:text-align="start"/>
      <style:text-properties fo:font-size="18pt"/>
    </style:style>
    <style:style style:name="P25" style:family="paragraph">
      <loext:graphic-properties draw:fill="bitmap" draw:fill-image-name="msFillBitmap_20_1" style:repeat="stretch"/>
      <style:paragraph-properties fo:text-align="start"/>
      <style:text-properties fo:font-size="18pt"/>
    </style:style>
    <style:style style:name="P26" style:family="paragraph">
      <style:paragraph-properties fo:margin-left="0cm" fo:margin-right="0cm" fo:margin-top="0cm" fo:margin-bottom="0cm" fo:line-height="100%" fo:text-indent="0cm" style:text-autospace="none" style:line-break="normal" style:writing-mode="page"/>
      <style:text-properties fo:hyphenate="false"/>
    </style:style>
    <style:style style:name="P27" style:family="paragraph">
      <loext:graphic-properties draw:fill="none" draw:fill-color="#ffffff"/>
      <style:paragraph-properties fo:margin-left="0cm" fo:margin-right="0cm" fo:margin-top="0cm" fo:margin-bottom="0cm" fo:line-height="100%" fo:text-indent="0cm" style:text-autospace="none" style:line-break="normal" style:writing-mode="page"/>
      <style:text-properties fo:font-variant="normal" fo:text-transform="none" fo:color="#ff3300" style:text-outline="false" style:text-line-through-style="none" style:text-line-through-type="none" style:font-name="Noto Sans CJK KR Black" fo:font-size="15pt" fo:language="en" fo:country="IN" fo:font-style="normal" fo:text-shadow="none" style:text-underline-style="none" fo:font-weight="bold" style:text-underline-mode="continuous" style:text-overline-mode="continuous" style:text-line-through-mode="continuous" style:letter-kerning="true"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cm" fo:margin-bottom="0cm" fo:line-height="100%" fo:text-indent="0cm" style:text-autospace="none" style:line-break="normal" style:writing-mode="page"/>
      <style:text-properties fo:font-variant="normal" fo:text-transform="none" fo:color="#ff3300" style:text-outline="false" style:text-line-through-style="none" style:text-line-through-type="none" style:font-name="Noto Sans CJK KR Black" fo:font-size="18pt" fo:language="en" fo:country="IN" fo:font-style="normal" fo:text-shadow="none" style:text-underline-style="none" fo:font-weight="normal" style:text-underline-mode="continuous" style:text-overline-mode="continuous" style:text-line-through-mode="continuous" style:letter-kerning="true"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0" style:family="paragraph">
      <loext:graphic-properties draw:fill="none" draw:fill-color="#ffffff"/>
      <style:paragraph-properties fo:margin-left="0cm" fo:margin-right="0cm" fo:margin-top="0cm" fo:margin-bottom="0cm" fo:line-height="100%" fo:text-indent="0cm" style:text-autospace="none" style:line-break="normal" style:writing-mode="page"/>
      <style:text-properties fo:font-variant="normal" fo:text-transform="none" fo:color="#ff3300" style:text-outline="false" style:text-line-through-style="none" style:text-line-through-type="none" style:font-name="Noto Sans CJK KR Black1" fo:font-size="18pt" fo:language="en" fo:country="IN" fo:font-style="normal" fo:text-shadow="none" style:text-underline-style="none" fo:font-weight="normal" style:text-underline-mode="continuous" style:text-overline-mode="continuous" style:text-line-through-mode="continuous" style:letter-kerning="true"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1" style:family="paragraph">
      <style:paragraph-properties fo:margin-left="0cm" fo:margin-right="0cm" fo:margin-top="0cm" fo:margin-bottom="0cm" fo:line-height="100%" fo:text-indent="0cm"/>
    </style:style>
    <style:style style:name="P32" style:family="paragraph">
      <loext:graphic-properties draw:fill="none" draw:fill-color="#ffffff"/>
      <style:paragraph-properties fo:margin-left="0cm" fo:margin-right="0cm" fo:margin-top="0cm" fo:margin-bottom="0cm" fo:line-height="100%" fo:text-indent="0cm"/>
      <style:text-properties fo:font-variant="normal" fo:text-transform="none" fo:color="#ff3300" style:text-outline="false" style:text-line-through-style="none" style:text-line-through-type="none" style:font-name="Noto Sans CJK KR Black1" fo:font-size="24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28pt" style:font-size-asian="28pt"/>
    </style:style>
    <style:style style:name="T2" style:family="text">
      <style:text-properties fo:color="#c00000" fo:font-size="28pt" fo:font-weight="bold" style:font-size-asian="28pt" style:font-weight-asian="bold" style:font-size-complex="28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weight="bold" style:font-weight-asian="bold"/>
    </style:style>
    <style:style style:name="T6" style:family="text">
      <style:text-properties fo:color="#000000" fo:font-size="22pt" fo:font-weight="bold" style:font-size-asian="22pt" style:font-weight-asian="bold" style:font-weight-complex="bold"/>
    </style:style>
    <style:style style:name="T7" style:family="text">
      <style:text-properties officeooo:rsid="0006e190"/>
    </style:style>
    <style:style style:name="T8" style:family="text">
      <style:text-properties officeooo:rsid="0003a9d5"/>
    </style:style>
    <style:style style:name="T9" style:family="text">
      <style:text-properties officeooo:rsid="000589fc"/>
    </style:style>
    <style:style style:name="T10" style:family="text">
      <style:text-properties fo:font-variant="normal" fo:text-transform="none" fo:color="#ff3300" style:text-outline="false" style:text-line-through-style="none" style:text-line-through-type="none" style:font-name="Noto Sans CJK KR Black" fo:font-size="15pt" fo:language="en" fo:country="IN" fo:font-style="normal" fo:text-shadow="none" style:text-underline-style="none" fo:font-weight="bold" style:text-underline-mode="continuous" style:text-overline-mode="continuous" style:text-line-through-mode="continuous" style:letter-kerning="true"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3300" style:text-outline="false" style:text-line-through-style="none" style:text-line-through-type="none" style:font-name="Noto Sans CJK KR Black" fo:font-size="18pt" fo:language="en" fo:country="IN" fo:font-style="normal" fo:text-shadow="none" style:text-underline-style="none" fo:font-weight="normal" style:text-underline-mode="continuous" style:text-overline-mode="continuous" style:text-line-through-mode="continuous" style:letter-kerning="true"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3300" style:text-outline="false" style:text-line-through-style="none" style:text-line-through-type="none" style:font-name="Noto Sans CJK KR Black1" fo:font-size="18pt" fo:language="en" fo:country="IN" fo:font-style="normal" fo:text-shadow="none" style:text-underline-style="none" fo:font-weight="normal" style:text-underline-mode="continuous" style:text-overline-mode="continuous" style:text-line-through-mode="continuous" style:letter-kerning="true"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3300" style:text-outline="false" style:text-line-through-style="none" style:text-line-through-type="none" style:font-name="Noto Sans CJK KR Black1" fo:font-size="24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textarea-vertical-align="top" draw:auto-grow-height="false" fo:min-height="25.725cm" fo:min-width="18.494cm" fo:padding-top="0.125cm" fo:padding-bottom="0.125cm" fo:padding-left="0.25cm" fo:padding-right="0.25cm" fo:wrap-option="wrap" fo:margin-left="0.318cm" fo:margin-right="0.319cm" fo:margin-top="0cm" fo:margin-bottom="0.018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solid" svg:stroke-width="0.026cm" svg:stroke-color="#000000" draw:stroke-linejoin="miter" draw:fill="none" draw:textarea-vertical-align="top" draw:auto-grow-height="false" fo:min-height="25.725cm" fo:min-width="18.494cm" fo:padding-top="0.125cm" fo:padding-bottom="0.125cm" fo:padding-left="0.25cm" fo:padding-right="0.25cm" fo:wrap-option="wrap" fo:margin-left="0.318cm" fo:margin-right="0.319cm" fo:margin-top="0cm" fo:margin-bottom="0.018cm" style:run-through="background" style:wrap="run-through" style:number-wrapped-paragraphs="no-limit" style:vertical-pos="middle" style:vertical-rel="page-content" style:horizontal-pos="center" style:horizontal-rel="page-content" draw:wrap-influence-on-position="once-concurrent" style:flow-with-text="false" loext:rel-width-rel="paragraph" loext:rel-height-rel="paragraph"/>
    </style:style>
    <style:style style:name="gr3" style:family="graphic">
      <style:graphic-properties draw:stroke="none" svg:stroke-width="0cm" draw:fill="solid" draw:fill-color="#000000" draw:textarea-vertical-align="top" draw:auto-grow-height="false" fo:min-height="17.828cm" fo:min-width="0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width="0cm" draw:fill="solid" draw:fill-color="#000000" draw:textarea-vertical-align="top" draw:auto-grow-height="false" fo:min-height="17.828cm" fo:min-width="0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loext:rel-width-rel="paragraph" loext:rel-height-rel="paragraph"/>
    </style:style>
    <style:style style:name="gr5" style:family="graphic">
      <style:graphic-properties draw:stroke="none" svg:stroke-width="0cm" draw:fill="solid" draw:fill-color="#d1282e" draw:textarea-vertical-align="top" draw:auto-grow-height="false" fo:min-height="7.922cm" fo:min-width="0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6" style:family="graphic">
      <style:graphic-properties draw:stroke="none" svg:stroke-width="0cm" draw:fill="solid" draw:fill-color="#d1282e" draw:textarea-vertical-align="top" draw:auto-grow-height="false" fo:min-height="7.922cm" fo:min-width="0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loext:rel-width-rel="paragraph" loext:rel-height-rel="paragraph"/>
    </style:style>
    <style:style style:name="gr7" style:family="graphic" style:parent-style-name="Frame">
      <style:graphic-properties draw:stroke="none" svg:stroke-width="0cm" draw:fill="none" draw:textarea-vertical-align="middle" draw:auto-grow-height="true" fo:min-height="0cm" fo:min-width="0cm" fo:padding-top="0cm" fo:padding-bottom="0cm" fo:padding-left="0.254cm" fo:padding-right="0.254cm" fo:wrap-option="wrap" fo:margin-left="0.318cm" fo:margin-right="0.318cm" fo:margin-top="0cm" fo:margin-bottom="0cm" style:run-through="background" style:wrap="run-through" style:number-wrapped-paragraphs="no-limit" style:vertical-pos="top" style:vertical-rel="paragraph" style:horizontal-pos="center" style:horizontal-rel="page-content" draw:wrap-influence-on-position="once-concurrent" style:flow-with-text="false"/>
    </style:style>
    <style:style style:name="gr8" style:family="graphic" style:parent-style-name="Frame">
      <style:graphic-properties draw:stroke="none" svg:stroke-width="0cm" draw:fill="none" draw:textarea-vertical-align="middle" draw:auto-grow-height="true" fo:min-height="0cm" fo:min-width="0cm" fo:padding-top="0cm" fo:padding-bottom="0cm" fo:padding-left="0.254cm" fo:padding-right="0.254cm" fo:wrap-option="wrap" fo:margin-left="0.318cm" fo:margin-right="0.318cm" fo:margin-top="0cm" fo:margin-bottom="0cm" style:run-through="background" style:wrap="run-through" style:number-wrapped-paragraphs="no-limit" style:vertical-pos="top" style:vertical-rel="paragraph" style:horizontal-pos="center" style:horizontal-rel="page-content" draw:wrap-influence-on-position="once-concurrent" style:flow-with-text="false" loext:rel-width-rel="paragraph"/>
    </style:style>
    <style:style style:name="gr9" style:family="graphic" style:parent-style-name="Frame">
      <style:graphic-properties draw:stroke="none" svg:stroke-width="0cm" draw:fill="none" draw:textarea-vertical-align="top" draw:auto-grow-height="false" fo:min-height="1.653cm" fo:min-width="0.76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10" style:family="graphic" style:parent-style-name="Frame">
      <style:graphic-properties draw:stroke="none" svg:stroke-width="0cm" draw:fill="none" draw:textarea-vertical-align="top" draw:auto-grow-height="false" fo:min-height="2.768cm" fo:min-width="16.484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ge" style:horizontal-pos="left" style:horizontal-rel="page-content" draw:wrap-influence-on-position="once-concurrent" style:flow-with-text="false"/>
    </style:style>
    <style:style style:name="gr11" style:family="graphic" style:parent-style-name="Frame">
      <style:graphic-properties draw:stroke="none" svg:stroke-width="0cm" draw:fill="none" draw:textarea-vertical-align="bottom" draw:auto-grow-height="false" fo:min-height="2.21cm" fo:min-width="16.20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ge" style:horizontal-pos="left" style:horizontal-rel="page-content" draw:wrap-influence-on-position="once-concurrent" style:flow-with-text="false" loext:rel-width-rel="paragraph"/>
    </style:style>
    <style:style style:name="gr12" style:family="graphic">
      <style:graphic-properties draw:stroke="solid" svg:stroke-width="0.026cm" svg:stroke-color="#000000" draw:stroke-linejoin="miter" draw:fill="none" draw:textarea-vertical-align="top" draw:auto-grow-height="false" fo:min-height="25.058cm" fo:min-width="18.494cm" fo:padding-top="0.125cm" fo:padding-bottom="0.125cm" fo:padding-left="0.25cm" fo:padding-right="0.25cm" fo:wrap-option="wrap" fo:margin-left="0.318cm" fo:margin-right="0.342cm" fo:margin-top="0cm" fo:margin-bottom="0cm" style:run-through="foreground" style:wrap="run-through" style:number-wrapped-paragraphs="no-limit" style:vertical-pos="middle" style:vertical-rel="page-content" style:horizontal-pos="center" style:horizontal-rel="page-content" draw:wrap-influence-on-position="once-concurrent" style:flow-with-text="false" loext:rel-width-rel="paragraph" loext:rel-height-rel="paragraph"/>
    </style:style>
    <style:style style:name="gr13" style:family="graphic">
      <style:graphic-properties draw:stroke="none" svg:stroke-width="0cm" draw:fill="solid" draw:fill-color="#000000" draw:textarea-vertical-align="top" draw:auto-grow-height="false" fo:min-height="17.364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loext:rel-width-rel="paragraph" loext:rel-height-rel="paragraph"/>
    </style:style>
    <style:style style:name="gr14" style:family="graphic">
      <style:graphic-properties draw:stroke="none" svg:stroke-width="0cm" draw:fill="solid" draw:fill-color="#d1282e" draw:textarea-vertical-align="top" draw:auto-grow-height="false" fo:min-height="7.712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loext:rel-width-rel="paragraph" loext:rel-height-rel="paragraph"/>
    </style:style>
    <style:style style:name="gr15" style:family="graphic" style:parent-style-name="Frame">
      <style:graphic-properties draw:stroke="none" svg:stroke-width="0.018cm" draw:fill="bitmap" draw:fill-image-name="msFillBitmap_20_1" style:repeat="stretch" draw:textarea-vertical-align="top" draw:auto-grow-height="false" fo:min-height="17.614cm" fo:min-width="18.669cm" fo:padding-top="0cm" fo:padding-bottom="0cm" fo:padding-left="0cm" fo:padding-right="0cm" fo:wrap-option="wrap" fo:clip="rect(0cm, 0cm, 0cm, 0cm)"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loext:rel-width-rel="paragraph" loext:rel-height-rel="paragraph"/>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85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4cm" fo:min-width="10.566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882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08cm" fo:min-width="10.613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42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08cm" fo:min-width="10.613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256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draw:custom-shape text:anchor-type="paragraph" draw:z-index="40" draw:name="Text Box 24" draw:style-name="gr10" draw:text-style-name="P22" svg:width="16.991cm" svg:height="3.021cm" svg:x="0.318cm" svg:y="22.897cm"><text:p text:style-name="P20">Creativity and Productivity is no more a myth, that can be achieved by working together and by sharing. We will be helping each other to make a effective community for developers who like to develop and can contribute to a good idea to make it bett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105%" style:rel-height="73%" draw:z-index="45" draw:name="Text Box 2" draw:style-name="gr15" draw:text-style-name="P25" svg:width="18.668cm" svg:height="17.613cm" svg:x="1.284cm" svg:y="1.302cm"><text:p text:style-name="P19"/><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draw:z-index="41" draw:name="Text Box 26" draw:style-name="gr11" draw:text-style-name="P22" svg:width="16.712cm" svg:height="2.463cm" svg:x="0.318cm" svg:y="18.796cm"><text:p text:style-name="Title"><text:span text:style-name="T1">Aren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2%" style:rel-height="33%" draw:z-index="44" draw:name="Rectangle 9" draw:style-name="gr14" draw:text-style-name="P24" svg:width="0.354cm" svg:height="7.961cm" svg:x="19.951cm" svg:y="18.79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2%" style:rel-height="73%" draw:z-index="43" draw:name="Rectangle 8" draw:style-name="gr13" draw:text-style-name="P23" svg:width="0.354cm" svg:height="17.613cm" svg:x="19.951cm" svg:y="1.30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107%" style:rel-height="105%" draw:z-index="42" draw:name="Rectangle 4" draw:style-name="gr12" draw:text-style-name="P22" svg:width="18.994cm" svg:height="25.307cm" svg:x="-0.607cm" svg:y="-0.58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Subtitle">Preface </text:p>
      <text:p text:style-name="P6">We have a small group of three, who likes to code and interested in small Projects, maybe for our own or outside.We call each other talk about our Projects and keep each other motivated. We are at a learning stage, and we work together. We discuss about ideas and try to implement it. </text:p>
      <text:p text:style-name="P6"/>
      <text:p text:style-name="P6">I feel working together is the best way to be more productive and motivated.Big ideas doesn’t come like that, all are a product of effective and firm collaboration. I believe, the stage we are going through, we are not alone, there will be more. I often think if we have a online Room, where we can share stuffs and all, anything little thing we make we put it in our wall, or any new technology we are learning presently, we can discuss about it, get feeds about it. <text:span text:style-name="T8">There will a question portal, where we can ask our questions, and somebody will be online to answer you, which you might have been trying hard to find in google. It will be a friendly group, where we highlight our work, or do work in collaboration to create something good and handy. So, there will be a website, and each every individual will have their own wall, where he will see latest works, latest learning, or questions asked, or some tech topic or anything exciting, of their fellow friends. We are the ones who are </text:span><text:soft-page-break/><text:span text:style-name="T8">going to answer, it will keep our brain working too. An user will have his portfolio, that will be like his user page, where he can write blogs, upload the latest codes or ideas they have been trying to <text:s/>have a clarity on. There will be chatboxes for all the people online, but not a friend list, that way we are different from facebook. Users can point on other’s work, can upvote a question, can follow another user, can follow a question or can open a discussion. Each user will have a repository to store their code and they can be shared only with their intent, and other can make his idea even more better, that is how we learn and grow. Each user can maintain a sort of portfolio, that is how we are different from Stackoverflow or Quora. We will be doing this as a friends group to start over, to maintain a tech journal, as our user base is more, we upgrade our security protocols. We will mainly use this group personally, there is no business idea in it, when we work together and make the same site as a success, then we move forward for those sort of things. This is a platform, where we learn, get answers to questions fast and share the experience to make oursleves better. We can be more creative and educated through the group, we can declare open projects, and people interested can volunteer for it and can work together, we will find friends and <text:s/>similar minded people. No account will be private, following does not give you access to anyone’s profile, no insta, you can follow to get a notification of their latest posts, keeping in mind every user can chose their codes to keep private, otherwise </text:span><text:soft-page-break/><text:span text:style-name="T8">no privacy. Showing off is the new sexy, so less tolerance to privacy. </text:span></text:p>
      <text:p text:style-name="P6"/>
      <text:p text:style-name="P5">Enough said, an important and striking feature of the site will be , the site code will be public, share with subscribed members or registered users, they can also change it and make it better, there will be a team, who will be incharge of the site code, and users cn apply for that, which doesn’t mean you cannot add you r value to the site, everyone can change and make it better, by adding features, but the team in charge will be the deciding panel to host that, sort of a checkpoint! To start and do this we will be a productive and helpful community, a trusted and skillfull community. I repeat myself, it will be a selected community, where we know each other and can count upon each other. No fuss and No bus of shits!<text:span text:style-name="T7">0</text:span></text:p>
      <text:p text:style-name="Standard"/>
      <text:p text:style-name="Standard"/>
      <text:p text:style-name="Standard"/>
      <text:p text:style-name="Standard"/>
      <text:p text:style-name="Standard"/>
      <text:p text:style-name="Standard"><text:span text:style-name="T2">Introduction</text:span></text:p>
      <text:p text:style-name="P2"/>
      <text:p text:style-name="Standard"><text:soft-page-break/><text:span text:style-name="T3">First of all, I will summarize what we will be discussing in the Intro part. We will be discussing about the overall theme and UX of the Project. We will discuss several features this site will hold and the services needed. There will be a priority queue for each services and features, from a developing perspective. To elaborate, let’s say login and following are features of the website, our priority for login will be more than the priority of implementing the follow feature. As a website, our user registration must be smooth and without any drawbacks mainly security loop holes. We will be discussing all the features elaborately later, but before doing so we will define every feature and provide a priority to it. There is no deadline, this priority is based on the implementation of the particular feature and testing it. </text:span></text:p>
      <text:p text:style-name="P3"/>
      <text:p text:style-name="Standard"><text:span text:style-name="T3">Let’s start by introducing the number of features this website will preserve, to mention this at a early stage, each of our implemented functionality will be a group of small works and that is how we will break it, to make it perfect to run and fascinating to use. We have no hurry, so it can be implemented step-by-step basis.</text:span></text:p>
      <text:p text:style-name="P4"/>
      <text:p text:style-name="Standard"><text:span text:style-name="T4">Pages to be developed</text:span></text:p>
      <text:list xml:id="list8519803944937634001" text:style-name="WWNum2">
        <text:list-item>
          <text:p text:style-name="P14">Home.</text:p>
        </text:list-item>
        <text:list-item>
          <text:p text:style-name="P14">About.</text:p>
        </text:list-item>
        <text:list-item>
          <text:p text:style-name="P14">Login/Registration.</text:p>
        </text:list-item>
        <text:list-item>
          <text:p text:style-name="P14">Wall of the user to display his achievements.</text:p>
        </text:list-item>
        <text:list-item>
          <text:p text:style-name="P14">News Feed Page</text:p>
        </text:list-item>
        <text:list-item>
          <text:p text:style-name="P14">Chat Portal</text:p>
        </text:list-item>
        <text:list-item>
          <text:p text:style-name="P14">Question/Answer Portal</text:p>
        </text:list-item>
        <text:list-item>
          <text:p text:style-name="P14">A public shared page, where for example we share the code of the website</text:p>
        </text:list-item>
      </text:list>
      <text:p text:style-name="Standard"/>
      <text:p text:style-name="Standard"/>
      <text:p text:style-name="Standard"/>
      <text:p text:style-name="Standard"/>
      <text:p text:style-name="Standard"/>
      <text:p text:style-name="Standard"/>
      <text:p text:style-name="Standard"><text:span text:style-name="T5">Features to be implemented</text:span></text:p>
      <text:list xml:id="list3306573565662693977" text:style-name="WWNum3">
        <text:list-item>
          <text:p text:style-name="P15"><text:span text:style-name="T5">Login/Registration.</text:span></text:p>
        </text:list-item>
        <text:list-item>
          <text:p text:style-name="P15"><text:span text:style-name="T5">A news feed area for a user.</text:span></text:p>
        </text:list-item>
        <text:list-item>
          <text:p text:style-name="P15"><text:span text:style-name="T5">A personal page.</text:span></text:p>
        </text:list-item>
        <text:list-item>
          <text:p text:style-name="P15"><text:span text:style-name="T5">A chatting portal.</text:span></text:p>
        </text:list-item>
        <text:list-item>
          <text:p text:style-name="P15"><text:span text:style-name="T5">Q/A Portal.</text:span></text:p>
        </text:list-item>
        <text:list-item>
          <text:p text:style-name="P15"><text:soft-page-break/><text:span text:style-name="T5">Groups Creation.</text:span></text:p>
        </text:list-item>
        <text:list-item>
          <text:p text:style-name="P15"><text:span text:style-name="T5">Discussion Panel(Can be merged with Q/A Portal).</text:span></text:p>
        </text:list-item>
        <text:list-item>
          <text:p text:style-name="P15"><text:span text:style-name="T5">User can post, a line or a blog.</text:span></text:p>
        </text:list-item>
        <text:list-item>
          <text:p text:style-name="P15"><text:span text:style-name="T5">A repository to store user codes and programs.</text:span></text:p>
        </text:list-item>
        <text:list-item>
          <text:p text:style-name="P15"><text:span text:style-name="T5">User Accessibility.</text:span></text:p>
        </text:list-item>
        <text:list-item>
          <text:p text:style-name="P15"><text:span text:style-name="T5">Following features for a user and Notification.</text:span></text:p>
        </text:list-item>
        <text:list-item>
          <text:p text:style-name="P15"><text:span text:style-name="T5">Comments and Points in Projects</text:span></text:p>
        </text:list-item>
        <text:list-item>
          <text:p text:style-name="P15"><text:span text:style-name="T5">A portal to decide or have a short term goal</text:span></text:p>
        </text:list-item>
      </text:list>
      <text:p text:style-name="Standard"/>
      <text:p text:style-name="Standard">We have written pretty much the important features, the list will have a lot more options as time passes,</text:p>
      <text:p text:style-name="Standard">Now we can discuss about the priority of the Pages and features. So, I am dividing the priority into three fields, namely</text:p>
      <text:list xml:id="list8474558131563168695" text:style-name="WWNum7">
        <text:list-item>
          <text:p text:style-name="P16"><text:span text:style-name="T5">Must (M)</text:span></text:p>
        </text:list-item>
        <text:list-item>
          <text:p text:style-name="P16"><text:span text:style-name="T5">Sounds Good(S.G)</text:span></text:p>
        </text:list-item>
        <text:list-item>
          <text:p text:style-name="P16"><text:span text:style-name="T5">We May(P)</text:span></text:p>
        </text:list-item>
      </text:list>
      <text:p text:style-name="Standard">M -&gt; Must be Done</text:p>
      <text:p text:style-name="Standard">S.G -&gt; Sounds Good</text:p>
      <text:p text:style-name="Standard">P -&gt; Probably</text:p>
      <text:p text:style-name="Standard"/>
      <text:p text:style-name="Standard">Guessing by the easy names, I am not further trying to explain them, I will explain in a single line by, a Must is a Must, Sounds Good sounds fun, and P is more like for a later part, when we will be having some parts of the website working. We can also take it as three stages of our Project lifetime to know when to implement what.</text:p>
      <text:p text:style-name="Standard"/>
      <text:p text:style-name="Standard"/>
      <text:p text:style-name="Standard"/>
      <text:p text:style-name="Standard"/>
      <text:p text:style-name="Standard">To develop a site which will be having users, a Login Page is a Must. So, now we will discuss our workflow for a bit more and then to end with the boring introduction, we will categorize them with priorities.</text:p>
      <text:p text:style-name="P7">Naturally, there will be a Login Page or Registration Page, where users can Log in or Register themselves. Once Logged In, they will be directed to the wall, since we intent to reach to mobile apps too(which is a main part, as we need users to use it as easily as possible, app version will be smaller than the websites, some features will be filtered), we will direct to wall opening the app. <text:span text:style-name="T9">User can scroll down the news feed. News feed contains other user’s posts, blogs, questions, new project link they did recently, discussions, any important they might share. Needless to say, we need to add that </text:span><text:soft-page-break/><text:span text:style-name="T9">functionality, that on installation of the app, any link they want to share , we will give him the option to share it on our site. This goes one phase of the wall. The wall will also contain, the sites they follow tab, their project links tab, their asked questions tab followers tab(Secondary). Wall will be the most important part of our site, walls enhance UX to a different level. In a single go, they get so lot of information, anywhere he wants to go, so in website, we wil be having side tabs and in app we will be having a left-sliding bar to show all the options. The wall will also have Posting option, we will keep a option of html editor, no fancy colors, fonts or filters, we are developers we write html to make things fancy is the idea, no easy going stuffs. Enough about wall, now our next important page is our users page. Every User can keep a quote of the day, which we will be showing when any other users sees her/him. Now we plan to give the users a portfolio, we are already providing maximum informations about users in wall, so in user page we show a timeline of his posts and projects. Nothing much for the user in it, but important to the ones sees it, it will be more like a CV to other’s eyes. Two main things done, now we come to the Question Portal. We provide users a link in wall to ask a question that redirects in this page. Users are given a space to ask a question. We will be providing a tab for recently asked questions, which should constantly update itself, if the user submits a question, it should come there, will be a way to know, it is properly saved. <text:s text:c="2"/>Our Chat box session will be live, and should be seen online when someone is, we can ask questions to our fellow friends, like simple concept questions, small quirk in the code, where Google fails. We should make our chat platform as healthy as slack for smooth interchange of codes. No video calling or voice calling, we need nomore heaviness to the site, we should be smooth and simple. We can share code snippets, files, images and simple emoticons to make it fun. <text:s/>Anyone can form a group, to get same-interested people to work on a project. If that project completes,we put their names as authors and <text:s/>we use it as a site portfolio rank wise, that is futuristic right now. Users can follow another user, a question, and a post. <text:s/>There will be a notification for followed answered question, own question’s answer and if somone follows you. No like option in posts, only comments, and interested tab, no names, just a counter to understand the popularity of the question. Our Community members will help answering each other’s questions, we may not have all brilliant members, but we will learn through the process, it will be a effective and active website. <text:s/>Last but not the least, we will be sharing our website code publicly, anybody is free tp change the code, but to host <text:s/>it there will be a panel which approves it. That is the overall idea of the website.</text:span></text:p>
      <text:p text:style-name="P8">Now digging more to the priority section:</text:p>
      <text:p text:style-name="P8"/>
      <text:p text:style-name="P8"/>
      <text:p text:style-name="P8"/>
      <text:p text:style-name="P8"/>
      <text:p text:style-name="P8"/>
      <text:p text:style-name="P8"/>
      <text:p text:style-name="P8"/>
      <text:p text:style-name="P8"><draw:frame draw:style-name="fr1" draw:name="Object1" text:anchor-type="paragraph" svg:width="17.104cm" svg:height="8.488cm" draw:z-index="65"><draw:object xlink:href="./Object 1" xlink:type="simple" xlink:show="embed" xlink:actuate="onLoad"/><draw:image xlink:href="./ObjectReplacements/Object 1" xlink:type="simple" xlink:show="embed" xlink:actuate="onLoad"/></draw:frame><text:soft-page-break/></text:p>
      <text:p text:style-name="P8"/>
      <text:p text:style-name="P9">I will be providing a work flow diagram based on priority and steps in the next section.</text:p>
      <text:p text:style-name="P10">There will be a step-by step progression for the Project as shown below. Elaboration of the sections mentioned in the next level will be in further sections.</text:p>
      <text:p text:style-name="P9"/>
      <text:p text:style-name="P9"/>
      <text:p text:style-name="P9"/>
      <text:p text:style-name="P9"/>
      <text:p text:style-name="P9"/>
      <text:p text:style-name="P9"/>
      <text:p text:style-name="P9"/>
      <text:p text:style-name="P9"/>
      <text:p text:style-name="P9"/>
      <text:p text:style-name="P9"/>
      <text:p text:style-name="P9"/>
      <text:p text:style-name="P11">Developing Workflow</text:p>
      <text:p text:style-name="P9"/>
      <text:p text:style-name="P9"><text:soft-page-break/></text:p>
      <text:p text:style-name="P9"><draw:frame text:anchor-type="paragraph" draw:z-index="47" draw:name="Shape1" draw:style-name="gr16" draw:text-style-name="P27" svg:width="15.332cm" svg:height="1.036cm" svg:x="1.563cm" svg:y="0.06cm"><draw:text-box><text:p text:style-name="P26"><text:span text:style-name="T10">Login/Register-&gt; User Registration -&gt; User Details </text:span></text:p></draw:text-box></draw:frame></text:p>
      <text:p text:style-name="P9"><draw:custom-shape text:anchor-type="paragraph" draw:z-index="48" draw:name="Shape2" draw:style-name="gr17" draw:text-style-name="P28" svg:width="11.066cm" svg:height="1.636cm" svg:x="2.755cm" svg:y="0.312cm"><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9"/>
      <text:p text:style-name="P9"/>
      <text:p text:style-name="P9"><draw:frame text:anchor-type="paragraph" draw:z-index="49" draw:name="Shape3" draw:style-name="gr18" draw:text-style-name="P29" svg:width="16.493cm" svg:height="2.133cm" svg:x="0.134cm" svg:y="-0.145cm"><draw:text-box><text:p text:style-name="P26"><text:span text:style-name="T11">Login/Register-&gt; User Registration -&gt; User Details </text:span></text:p></draw:text-box></draw:frame></text:p>
      <text:p text:style-name="P9"/>
      <text:p text:style-name="P9"><draw:custom-shape text:anchor-type="paragraph" draw:z-index="50" draw:name="Shape4" draw:style-name="gr19" draw:text-style-name="P28" svg:width="11.113cm" svg:height="1.738cm" svg:x="2.732cm" svg:y="-0.305cm"><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9"/>
      <text:p text:style-name="P9"><draw:frame text:anchor-type="paragraph" draw:z-index="51" draw:name="Shape5" draw:style-name="gr20" draw:text-style-name="P30" svg:width="16.911cm" svg:height="1.193cm" svg:x="1.245cm" svg:y="0.265cm"><draw:text-box><text:p text:style-name="P26"><text:span text:style-name="T12">Users Post-&gt; User Page-&gt; Connect Users</text:span></text:p></draw:text-box></draw:frame></text:p>
      <text:p text:style-name="P9"/>
      <text:p text:style-name="P9"/>
      <text:p text:style-name="P9"><draw:custom-shape text:anchor-type="paragraph" draw:z-index="52" draw:name="Shape4" draw:style-name="gr21" draw:text-style-name="P28" svg:width="11.113cm" svg:height="1.738cm" svg:x="2.732cm" svg:y="-0.305cm"><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9"/>
      <text:p text:style-name="P9"><draw:frame text:anchor-type="paragraph" draw:z-index="53" draw:name="Shape6" draw:style-name="gr22" draw:text-style-name="P32" svg:width="11.281cm" svg:height="1.507cm" svg:x="5.209cm" svg:y="0.228cm"><draw:text-box><text:p text:style-name="P31"><text:span text:style-name="T13">Wall Creation</text:span></text:p></draw:text-box></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Purisa" svg:font-family="Purisa" style:font-pitch="variable"/>
    <style:font-face style:name="Arial" svg:font-family="Arial" style:font-family-generic="roman" style:font-pitch="variable"/>
    <style:font-face style:name="Arial Black" svg:font-family="'Arial Black'"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Noto Sans CJK KR Black" svg:font-family="'Noto Sans CJK KR Black'" style:font-family-generic="swiss" style:font-pitch="variable"/>
    <style:font-face style:name="Noto Sans CJK KR Black1" svg:font-family="'Noto Sans CJK KR Black'" style:font-adornments="Black"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Y견고딕" svg:font-family="HY견고딕"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돋움" svg:font-family="돋움" style:font-family-generic="system" style:font-pitch="variable"/>
  </office:font-face-decls>
  <office:styles>
    <draw:fill-image draw:name="msFillBitmap_20_1" draw:display-name="msFillBitmap 1" xlink:href="Pictures/10000000000002580000024FE151A87270F69A6D.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돋움"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true" style:font-name-asian="돋움"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text-transform="uppercase" fo:color="#7a7a7a" style:font-name="Arial Black" fo:font-family="'Arial Black'" style:font-family-generic="roman" style:font-pitch="variable" fo:font-size="14pt" style:font-name-asian="HY견고딕" style:font-family-asian="HY견고딕" style:font-family-generic-asian="system" style:font-pitch-asian="variable" style:font-size-asian="14pt"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7a7a7a" style:font-name="Arial Black" fo:font-family="'Arial Black'" style:font-family-generic="roman" style:font-pitch="variable" fo:font-size="13pt" fo:font-weight="bold" style:font-name-asian="HY견고딕" style:font-family-asian="HY견고딕"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06cm" fo:margin-bottom="0cm" loext:contextual-spacing="false" fo:line-height="100%" fo:keep-together="always" fo:keep-with-next="always"/>
      <style:text-properties fo:text-transform="uppercase" fo:color="#d1282e" fo:font-weight="bold" style:font-name-asian="HY견고딕" style:font-family-asian="HY견고딕"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7a7a7a" style:font-name="Arial Black" fo:font-family="'Arial Black'" style:font-family-generic="roman" style:font-pitch="variable" fo:font-style="italic" style:font-name-asian="HY견고딕" style:font-family-asian="HY견고딕" style:font-family-generic-asian="system" style:font-pitch-asian="variable" style:font-style-asian="italic"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5b5b5b" fo:font-weight="bold" style:font-name-asian="HY견고딕" style:font-family-asian="HY견고딕" style:font-family-generic-asian="system" style:font-pitch-asian="variable" style:font-weight-asian="bold"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5b5b5b" style:font-name="Arial Black" fo:font-family="'Arial Black'" style:font-family-generic="roman" style:font-pitch="variable" fo:font-style="italic" style:font-name-asian="HY견고딕" style:font-family-asian="HY견고딕"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fo:color="#d1282e" fo:font-weight="bold" style:font-name-asian="HY견고딕" style:font-family-asian="HY견고딕" style:font-family-generic-asian="system" style:font-pitch-asian="variable" style:font-weight-asian="bold"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7a7a7a" style:font-name="Arial Black" fo:font-family="'Arial Black'" style:font-family-generic="roman" style:font-pitch="variable" fo:font-size="10pt" style:font-name-asian="HY견고딕" style:font-family-asian="HY견고딕"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5b5b5b" style:font-name="Arial Black" fo:font-family="'Arial Black'" style:font-family-generic="roman" style:font-pitch="variable" fo:font-size="10pt" fo:font-style="italic" style:font-name-asian="HY견고딕" style:font-family-asian="HY견고딕"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line-height="100%"/>
      <style:text-properties fo:text-transform="uppercase" fo:color="#7a7a7a" fo:font-size="9pt" style:font-size-asian="9pt" style:font-size-complex="9pt" style:font-weight-complex="bold"/>
    </style:style>
    <style:style style:name="Title" style:family="paragraph" style:parent-style-name="Standard" style:next-style-name="Standard" style:default-outline-level="" style:class="chapter">
      <style:paragraph-properties fo:margin-top="0.635cm" fo:margin-bottom="0.106cm" loext:contextual-spacing="true" fo:line-height="100%"/>
      <style:text-properties fo:text-transform="uppercase" fo:color="#000000" style:font-name="Arial Black" fo:font-family="'Arial Black'" style:font-family-generic="roman" style:font-pitch="variable" fo:font-size="36pt" fo:letter-spacing="-0.035cm" style:letter-kerning="true" style:font-name-asian="HY견고딕" style:font-family-asian="HY견고딕" style:font-family-generic-asian="system" style:font-pitch-asian="variable" style:font-size-asian="36pt" style:font-name-complex="Tahoma1"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text-properties fo:text-transform="uppercase" fo:color="#d1282e" style:font-name="Arial Black" fo:font-family="'Arial Black'" style:font-family-generic="roman" style:font-pitch="variable" fo:font-size="18pt" style:font-name-asian="HY견고딕" style:font-family-asian="HY견고딕" style:font-family-generic-asian="system" style:font-pitch-asian="variable" style:font-size-asian="18pt" style:font-name-complex="Tahoma1" style:font-family-complex="Tahoma" style:font-family-generic-complex="system" style:font-pitch-complex="variable" style:font-size-complex="12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e" style:family="paragraph" style:parent-style-name="Standard" style:next-style-name="Standard" style:default-outline-level="">
      <style:paragraph-properties fo:line-height="150%"/>
      <style:text-properties fo:color="#7a7a7a" fo:font-size="14pt" fo:font-style="italic" style:font-size-asian="14pt" style:font-style-asian="italic" style:font-style-complex="italic"/>
    </style:style>
    <style:style style:name="Intense_20_Quote" style:display-name="Intense Quote" style:family="paragraph" style:parent-style-name="Standard" style:next-style-name="Standard" style:default-outline-level="">
      <style:paragraph-properties fo:margin-top="0.353cm" fo:margin-bottom="0.494cm" loext:contextual-spacing="false" fo:line-height="150%" fo:padding-left="0cm" fo:padding-right="0cm" fo:padding-top="0.176cm" fo:padding-bottom="0.176cm" fo:border-left="none" fo:border-right="none" fo:border-top="4.51pt solid #000001" fo:border-bottom="2.24pt solid #d1282e"/>
      <style:text-properties fo:color="#7f7f7f" fo:font-size="13pt" fo:font-style="italic" fo:font-weight="bold" style:font-size-asian="13pt"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style:language-asian="ja" style:country-asian="JP"/>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7a7a7a" style:font-name="Arial Black" fo:font-family="'Arial Black'" style:font-family-generic="roman" style:font-pitch="variable" fo:font-size="14pt" style:font-name-asian="HY견고딕" style:font-family-asian="HY견고딕" style:font-family-generic-asian="system" style:font-pitch-asian="variable" style:font-size-asian="14pt"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7a7a7a" style:font-name="Arial Black" fo:font-family="'Arial Black'" style:font-family-generic="roman" style:font-pitch="variable" fo:font-size="13pt" fo:font-weight="bold" style:font-name-asian="HY견고딕" style:font-family-asian="HY견고딕"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text-transform="uppercase" fo:color="#d1282e" fo:font-weight="bold" style:font-name-asian="HY견고딕" style:font-family-asian="HY견고딕"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7a7a7a" style:font-name="Arial Black" fo:font-family="'Arial Black'" style:font-family-generic="roman" style:font-pitch="variable" fo:font-style="italic" style:font-name-asian="HY견고딕" style:font-family-asian="HY견고딕" style:font-family-generic-asian="system" style:font-pitch-asian="variable" style:font-style-asian="italic"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5b5b5b" fo:font-weight="bold" style:font-name-asian="HY견고딕" style:font-family-asian="HY견고딕" style:font-family-generic-asian="system" style:font-pitch-asian="variable" style:font-weight-asian="bold"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5b5b5b" style:font-name="Arial Black" fo:font-family="'Arial Black'" style:font-family-generic="roman" style:font-pitch="variable" fo:font-style="italic" style:font-name-asian="HY견고딕" style:font-family-asian="HY견고딕"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d1282e" fo:font-weight="bold" style:font-name-asian="HY견고딕" style:font-family-asian="HY견고딕" style:font-family-generic-asian="system" style:font-pitch-asian="variable" style:font-weight-asian="bold"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7a7a7a" style:font-name="Arial Black" fo:font-family="'Arial Black'" style:font-family-generic="roman" style:font-pitch="variable" fo:font-size="10pt" style:font-name-asian="HY견고딕" style:font-family-asian="HY견고딕"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5b5b5b" style:font-name="Arial Black" fo:font-family="'Arial Black'" style:font-family-generic="roman" style:font-pitch="variable" fo:font-size="10pt" fo:font-style="italic" style:font-name-asian="HY견고딕" style:font-family-asian="HY견고딕"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le_20_Char" style:display-name="Title Char" style:family="text" style:parent-style-name="Default_20_Paragraph_20_Font">
      <style:text-properties fo:text-transform="uppercase" fo:color="#000000" style:font-name="Arial Black" fo:font-family="'Arial Black'" style:font-family-generic="roman" style:font-pitch="variable" fo:font-size="36pt" fo:letter-spacing="-0.035cm" style:letter-kerning="true" style:font-name-asian="HY견고딕" style:font-family-asian="HY견고딕" style:font-family-generic-asian="system" style:font-pitch-asian="variable" style:font-size-asian="36pt" style:font-name-complex="Tahoma1"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text-transform="uppercase" fo:color="#d1282e" style:font-name="Arial Black" fo:font-family="'Arial Black'" style:font-family-generic="roman" style:font-pitch="variable" fo:font-size="18pt" style:font-name-asian="HY견고딕" style:font-family-asian="HY견고딕" style:font-family-generic-asian="system" style:font-pitch-asian="variable" style:font-size-asian="18pt"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color="#7a7a7a" fo:font-size="14pt" fo:font-style="italic" style:font-size-asian="14pt" style:font-style-asian="italic" style:font-style-complex="italic"/>
    </style:style>
    <style:style style:name="Intense_20_Quote_20_Char" style:display-name="Intense Quote Char" style:family="text" style:parent-style-name="Default_20_Paragraph_20_Font">
      <style:text-properties fo:color="#7f7f7f" fo:font-size="13pt" fo:font-style="italic" fo:font-weight="bold" style:font-size-asian="13pt"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7a7a7a" fo:font-style="italic" style:font-style-asian="italic" style:font-style-complex="italic"/>
    </style:style>
    <style:style style:name="Intense_20_Emphasis" style:display-name="Intense Emphasis" style:family="text" style:parent-style-name="Default_20_Paragraph_20_Font">
      <style:text-properties fo:color="#d1282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f5c201" style:font-name="Arial" fo:font-family="Arial" style:font-family-generic="roman" style:font-pitch="variable" fo:font-size="11pt" style:text-underline-style="none" style:font-size-asian="11pt"/>
    </style:style>
    <style:style style:name="Intense_20_Reference" style:display-name="Intense Reference" style:family="text" style:parent-style-name="Default_20_Paragraph_20_Font">
      <style:text-properties fo:text-transform="uppercase" fo:color="#f5c201" style:font-name="Arial" fo:font-family="Arial" style:font-family-generic="roman" style:font-pitch="variable" fo:font-size="11pt" fo:letter-spacing="0.009cm" style:text-underline-style="solid" style:text-underline-width="auto" style:text-underline-color="font-color" fo:font-weight="bold" style:font-size-asian="11pt" style:font-weight-asian="bold" style:font-weight-complex="bold"/>
    </style:style>
    <style:style style:name="Book_20_Title" style:display-name="Book Title" style:family="text" style:parent-style-name="Default_20_Paragraph_20_Font">
      <style:text-properties fo:text-transform="uppercase" fo:color="#3d3d3d" style:font-name="Arial" fo:font-family="Arial" style:font-family-generic="roman" style:font-pitch="variable" fo:font-size="11pt" fo:letter-spacing="0.009cm" fo:font-weight="bold" style:font-size-asian="11pt"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style:language-asian="ja" style:country-asian="JP"/>
    </style:style>
    <style:style style:name="Footer_20_Char" style:display-name="Footer Char" style:family="text" style:parent-style-name="Default_20_Paragraph_20_Font"/>
    <style:style style:name="ListLabel_20_1" style:display-name="ListLabel 1" style:family="text">
      <style:text-properties fo:font-size="12pt" style:font-size-asian="12pt"/>
    </style:style>
    <style:style style:name="ListLabel_20_2" style:display-name="ListLabel 2" style:family="text">
      <style:text-properties fo:font-size="12pt" style:font-size-asian="12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officeooo:paragraph-rsid="0005634a"/>
    </style:style>
    <style:style style:name="MP2" style:family="paragraph">
      <loext:graphic-properties draw:fill="none"/>
      <style:paragraph-properties fo:text-align="start"/>
      <style:text-properties fo:font-size="18pt"/>
    </style:style>
    <style:style style:name="MP3" style:family="paragraph" style:parent-style-name="Frame_20_contents">
      <style:paragraph-properties fo:text-align="end" style:justify-single-word="false"/>
    </style:style>
    <style:style style:name="MP4" style:family="paragraph">
      <loext:graphic-properties draw:fill="solid" draw:fill-color="#000000"/>
      <style:paragraph-properties fo:text-align="start"/>
      <style:text-properties fo:font-size="18pt"/>
    </style:style>
    <style:style style:name="MP5" style:family="paragraph">
      <loext:graphic-properties draw:fill="solid" draw:fill-color="#d1282e"/>
      <style:paragraph-properties fo:text-align="start"/>
      <style:text-properties fo:font-size="18pt"/>
    </style:style>
    <style:style style:name="MT1" style:family="text">
      <style:text-properties fo:color="#000000" fo:font-size="22pt" fo:font-weight="bold" style:font-size-asian="22pt" style:font-weight-asian="bold" style:font-weight-complex="bold"/>
    </style:style>
    <style:style style:name="Mgr1" style:family="graphic" style:parent-style-name="Frame">
      <style:graphic-properties draw:stroke="none" svg:stroke-width="0cm" draw:fill="none" draw:textarea-vertical-align="middle" draw:auto-grow-height="true" fo:min-height="0cm" fo:min-width="0cm" fo:padding-top="0cm" fo:padding-bottom="0cm" fo:padding-left="0.254cm" fo:padding-right="0.254cm" fo:wrap-option="wrap" fo:margin-left="0.318cm" fo:margin-right="0.318cm" fo:margin-top="0cm" fo:margin-bottom="0cm" style:run-through="background" style:wrap="run-through" style:number-wrapped-paragraphs="no-limit" style:vertical-pos="top" style:vertical-rel="paragraph" style:horizontal-pos="center" style:horizontal-rel="page-content" draw:wrap-influence-on-position="once-concurrent" style:flow-with-text="false" loext:rel-width-rel="paragraph"/>
    </style:style>
    <style:style style:name="Mgr2" style:family="graphic" style:parent-style-name="Frame">
      <style:graphic-properties draw:stroke="none" svg:stroke-width="0cm" draw:fill="none" draw:textarea-vertical-align="top" draw:auto-grow-height="false" fo:min-height="1.653cm" fo:min-width="0.76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graphic-properties draw:stroke="solid" svg:stroke-width="0.026cm" svg:stroke-color="#000000" draw:stroke-linejoin="miter" draw:fill="none" draw:textarea-vertical-align="top" draw:auto-grow-height="false" fo:min-height="25.725cm" fo:min-width="18.494cm" fo:padding-top="0.125cm" fo:padding-bottom="0.125cm" fo:padding-left="0.25cm" fo:padding-right="0.25cm" fo:wrap-option="wrap" fo:margin-left="0.318cm" fo:margin-right="0.319cm" fo:margin-top="0cm" fo:margin-bottom="0.018cm" style:run-through="background" style:wrap="run-through" style:number-wrapped-paragraphs="no-limit" style:vertical-pos="middle" style:vertical-rel="page-content" style:horizontal-pos="center" style:horizontal-rel="page-content" draw:wrap-influence-on-position="once-concurrent" style:flow-with-text="false" loext:rel-width-rel="paragraph" loext:rel-height-rel="paragraph"/>
    </style:style>
    <style:style style:name="Mgr4" style:family="graphic">
      <style:graphic-properties draw:stroke="none" svg:stroke-width="0cm" draw:fill="solid" draw:fill-color="#000000" draw:textarea-vertical-align="top" draw:auto-grow-height="false" fo:min-height="17.828cm" fo:min-width="0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loext:rel-width-rel="paragraph" loext:rel-height-rel="paragraph"/>
    </style:style>
    <style:style style:name="Mgr5" style:family="graphic">
      <style:graphic-properties draw:stroke="none" svg:stroke-width="0cm" draw:fill="solid" draw:fill-color="#d1282e" draw:textarea-vertical-align="top" draw:auto-grow-height="false" fo:min-height="7.922cm" fo:min-width="0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loext:rel-width-rel="paragraph" loext:rel-height-rel="paragraph"/>
    </style:style>
    <style:page-layout style:name="Mpm1">
      <style:page-layout-properties fo:page-width="21.59cm" fo:page-height="27.94cm" style:num-format="1" style:print-orientation="portrait" fo:margin-top="1.905cm" fo:margin-bottom="1.27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635cm" fo:margin-left="0cm" fo:margin-right="0cm" fo:margin-top="0.534cm" style:dynamic-spacing="true"/>
      </style:footer-style>
    </style:page-layout>
    <style:page-layout style:name="Mpm2">
      <style:page-layout-properties fo:page-width="21.59cm" fo:page-height="27.94cm" style:num-format="1" style:print-orientation="portrait" fo:margin-top="1.905cm" fo:margin-bottom="1.905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style:rel-width="100%" draw:z-index="31" draw:name="Text Box 5" draw:style-name="Mgr1" draw:text-style-name="MP2" svg:width="17.779cm" svg:height="0.442cm" svg:x="0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 draw:name="Text Box 6" draw:style-name="Mgr2" draw:text-style-name="MP2" svg:width="1.271cm" svg:height="1.906cm" svg:x="18.884cm" svg:y="24.587cm"><text:p text:style-name="MP3"><text:span text:style-name="MT1"><text:page-number style:num-format="1" text:select-page="current">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107%" style:rel-height="105%" draw:z-index="7" draw:name="Rectangle 4" draw:style-name="Mgr3" draw:text-style-name="MP2" svg:width="18.994cm" svg:height="25.974cm" svg:x="-0.607cm" svg:y="-0.92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2%" style:rel-height="73%" draw:z-index="15" draw:name="Rectangle 8" draw:style-name="Mgr4" draw:text-style-name="MP4" svg:width="0.354cm" svg:height="18.077cm" svg:x="19.951cm" svg:y="1.30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2%" style:rel-height="33%" draw:z-index="23" draw:name="Rectangle 9" draw:style-name="Mgr5" draw:text-style-name="MP5" svg:width="0.354cm" svg:height="8.171cm" svg:x="19.951cm" svg:y="18.79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ena</dc:title>
    <dc:subject>Preface</dc:subject>
    <meta:initial-creator>Sanket Biswas</meta:initial-creator>
    <meta:editing-cycles>8</meta:editing-cycles>
    <meta:creation-date>2018-04-03T06:04:00</meta:creation-date>
    <dc:date>2018-04-05T02:02:51.349978483</dc:date>
    <meta:editing-duration>PT10H18M49S</meta:editing-duration>
    <meta:generator>LibreOffice/5.1.6.2$Linux_X86_64 LibreOffice_project/10m0$Build-2</meta:generator>
    <meta:document-statistic meta:table-count="0" meta:image-count="0" meta:object-count="1" meta:page-count="9" meta:paragraph-count="48" meta:word-count="1940" meta:character-count="10523" meta:non-whitespace-character-count="86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ssentialReport"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5.8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color="#ff3333" style:text-position="" style:font-name="Bitstream Charter"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color="#000000" style:text-position="" style:font-name="Bitstream Charter"/>
    </style:style>
    <style:style style:name="ce3" style:family="table-cell" style:parent-style-name="Default">
      <style:table-cell-properties fo:border="0.06pt solid #000000"/>
      <style:text-properties fo:color="#ff3333" style:text-position="" fo:font-size="12pt" fo:font-weight="bold" style:font-size-asian="12pt" style:font-weight-asian="bold" style:font-size-complex="12pt" style:font-weight-complex="bold"/>
    </style:style>
    <style:style style:name="ce4" style:family="table-cell" style:parent-style-name="Default">
      <style:table-cell-properties fo:border="0.06pt solid #000000"/>
      <style:text-properties fo:color="#000000" style:text-outline="false" style:text-line-through-style="none" style:text-line-through-type="none" style:text-position="" style:font-name="Bitstream Charter"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text-properties fo:color="#000000" style:text-position="" style:font-name="Bitstream Charter"/>
    </style:style>
    <style:style style:name="ce6" style:family="table-cell" style:parent-style-name="Default">
      <style:table-cell-properties fo:border="0.06pt solid #000000"/>
      <style:text-properties fo:color="#ff3333" style:font-name="Bitstream Charter"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mm"/>
      <style:text-properties fo:color="#000000" style:font-name="Bitstream Charter"/>
    </style:style>
    <style:style style:name="ce8" style:family="table-cell" style:parent-style-name="Default">
      <style:table-cell-properties fo:border="0.06pt solid #000000"/>
      <style:text-properties fo:color="#ff3333" fo:font-size="12pt" fo:font-weight="bold" style:font-size-asian="12pt" style:font-weight-asian="bold" style:font-size-complex="12pt" style:font-weight-complex="bold"/>
    </style:style>
    <style:style style:name="ce9" style:family="table-cell" style:parent-style-name="Default">
      <style:table-cell-properties fo:border="0.06pt solid #000000"/>
      <style:text-properties fo:color="#000000" style:text-outline="false" style:text-line-through-style="none" style:text-line-through-type="none" style:font-name="Bitstream Charter"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0.06pt solid #000000"/>
      <style:text-properties fo:color="#000000" style:font-name="Bitstream Charter"/>
    </style:style>
  </office:automatic-styles>
  <office:body>
    <office:spreadsheet>
      <table:calculation-settings table:automatic-find-labels="false"/>
      <table:table table:name="Sheet1" table:style-name="ta1">
        <table:table-column table:style-name="co1" table:number-columns-repeated="4" table:default-cell-style-name="Default"/>
        <table:table-column table:style-name="co1" table:default-cell-style-name="ce7"/>
        <table:table-column table:style-name="co2" table:default-cell-style-name="ce9"/>
        <table:table-column table:style-name="co1" table:default-cell-style-name="ce10"/>
        <table:table-row table:style-name="ro1" table:number-rows-repeated="6">
          <table:table-cell table:number-columns-repeated="4"/>
          <table:table-cell table:style-name="Default" table:number-columns-repeated="3"/>
        </table:table-row>
        <table:table-row table:style-name="ro2">
          <table:table-cell table:number-columns-repeated="4"/>
          <table:table-cell table:style-name="ce6" office:value-type="string" calcext:value-type="string">
            <text:p>SL No.</text:p>
          </table:table-cell>
          <table:table-cell table:style-name="ce8" office:value-type="string" calcext:value-type="string">
            <text:p>Pages/Features</text:p>
          </table:table-cell>
          <table:table-cell table:style-name="ce8" office:value-type="string" calcext:value-type="string">
            <text:p>Priority</text:p>
          </table:table-cell>
        </table:table-row>
        <table:table-row table:style-name="ro3">
          <table:table-cell table:number-columns-repeated="4"/>
          <table:table-cell office:value-type="float" office:value="1" calcext:value-type="float">
            <text:p>1</text:p>
          </table:table-cell>
          <table:table-cell office:value-type="string" calcext:value-type="string">
            <text:p>Login/Registration.</text:p>
          </table:table-cell>
          <table:table-cell office:value-type="string" calcext:value-type="string">
            <text:p>M</text:p>
          </table:table-cell>
        </table:table-row>
        <table:table-row table:style-name="ro3">
          <table:table-cell table:number-columns-repeated="4"/>
          <table:table-cell office:value-type="float" office:value="2" calcext:value-type="float">
            <text:p>2</text:p>
          </table:table-cell>
          <table:table-cell office:value-type="string" calcext:value-type="string">
            <text:p>A news feed area for a user.</text:p>
          </table:table-cell>
          <table:table-cell office:value-type="string" calcext:value-type="string">
            <text:p>M</text:p>
          </table:table-cell>
        </table:table-row>
        <table:table-row table:style-name="ro3">
          <table:table-cell table:number-columns-repeated="4"/>
          <table:table-cell office:value-type="float" office:value="3" calcext:value-type="float">
            <text:p>3</text:p>
          </table:table-cell>
          <table:table-cell office:value-type="string" calcext:value-type="string">
            <text:p>A personal page.</text:p>
          </table:table-cell>
          <table:table-cell office:value-type="string" calcext:value-type="string">
            <text:p>M</text:p>
          </table:table-cell>
        </table:table-row>
        <table:table-row table:style-name="ro3">
          <table:table-cell table:number-columns-repeated="4"/>
          <table:table-cell office:value-type="float" office:value="4" calcext:value-type="float">
            <text:p>4</text:p>
          </table:table-cell>
          <table:table-cell office:value-type="string" calcext:value-type="string">
            <text:p>A chatting portal.</text:p>
          </table:table-cell>
          <table:table-cell office:value-type="string" calcext:value-type="string">
            <text:p>S.G</text:p>
          </table:table-cell>
        </table:table-row>
        <table:table-row table:style-name="ro3">
          <table:table-cell table:number-columns-repeated="4"/>
          <table:table-cell office:value-type="float" office:value="5" calcext:value-type="float">
            <text:p>5</text:p>
          </table:table-cell>
          <table:table-cell office:value-type="string" calcext:value-type="string">
            <text:p>Q/A Portal.</text:p>
          </table:table-cell>
          <table:table-cell office:value-type="string" calcext:value-type="string">
            <text:p>M</text:p>
          </table:table-cell>
        </table:table-row>
        <table:table-row table:style-name="ro3">
          <table:table-cell table:number-columns-repeated="4"/>
          <table:table-cell office:value-type="float" office:value="6" calcext:value-type="float">
            <text:p>6</text:p>
          </table:table-cell>
          <table:table-cell office:value-type="string" calcext:value-type="string">
            <text:p>Groups Creation.</text:p>
          </table:table-cell>
          <table:table-cell office:value-type="string" calcext:value-type="string">
            <text:p>S.G</text:p>
          </table:table-cell>
        </table:table-row>
        <table:table-row table:style-name="ro3">
          <table:table-cell table:number-columns-repeated="4"/>
          <table:table-cell office:value-type="float" office:value="7" calcext:value-type="float">
            <text:p>7</text:p>
          </table:table-cell>
          <table:table-cell office:value-type="string" calcext:value-type="string">
            <text:p>Discussion Panel(Can be merged with Q/A Portal).</text:p>
          </table:table-cell>
          <table:table-cell office:value-type="string" calcext:value-type="string">
            <text:p>S.G</text:p>
          </table:table-cell>
        </table:table-row>
        <table:table-row table:style-name="ro3">
          <table:table-cell table:number-columns-repeated="4"/>
          <table:table-cell office:value-type="float" office:value="8" calcext:value-type="float">
            <text:p>8</text:p>
          </table:table-cell>
          <table:table-cell office:value-type="string" calcext:value-type="string">
            <text:p>User can post, a line or a blog.</text:p>
          </table:table-cell>
          <table:table-cell office:value-type="string" calcext:value-type="string">
            <text:p>M</text:p>
          </table:table-cell>
        </table:table-row>
        <table:table-row table:style-name="ro3">
          <table:table-cell table:number-columns-repeated="4"/>
          <table:table-cell office:value-type="float" office:value="9" calcext:value-type="float">
            <text:p>9</text:p>
          </table:table-cell>
          <table:table-cell office:value-type="string" calcext:value-type="string">
            <text:p>A repository to store user codes and programs.</text:p>
          </table:table-cell>
          <table:table-cell office:value-type="string" calcext:value-type="string">
            <text:p>P</text:p>
          </table:table-cell>
        </table:table-row>
        <table:table-row table:style-name="ro3">
          <table:table-cell table:number-columns-repeated="4"/>
          <table:table-cell office:value-type="float" office:value="10" calcext:value-type="float">
            <text:p>10</text:p>
          </table:table-cell>
          <table:table-cell office:value-type="string" calcext:value-type="string">
            <text:p>User Accessibility.</text:p>
          </table:table-cell>
          <table:table-cell office:value-type="string" calcext:value-type="string">
            <text:p>M</text:p>
          </table:table-cell>
        </table:table-row>
        <table:table-row table:style-name="ro3">
          <table:table-cell table:number-columns-repeated="4"/>
          <table:table-cell office:value-type="float" office:value="11" calcext:value-type="float">
            <text:p>11</text:p>
          </table:table-cell>
          <table:table-cell office:value-type="string" calcext:value-type="string">
            <text:p>Follow feature for a user and Notification.</text:p>
          </table:table-cell>
          <table:table-cell office:value-type="string" calcext:value-type="string">
            <text:p>M</text:p>
          </table:table-cell>
        </table:table-row>
        <table:table-row table:style-name="ro3">
          <table:table-cell table:number-columns-repeated="4"/>
          <table:table-cell office:value-type="float" office:value="12" calcext:value-type="float">
            <text:p>12</text:p>
          </table:table-cell>
          <table:table-cell office:value-type="string" calcext:value-type="string">
            <text:p>Comments and Points in Projects</text:p>
          </table:table-cell>
          <table:table-cell office:value-type="string" calcext:value-type="string">
            <text:p>M</text:p>
          </table:table-cell>
        </table:table-row>
        <table:table-row table:style-name="ro3">
          <table:table-cell table:number-columns-repeated="4"/>
          <table:table-cell office:value-type="float" office:value="13" calcext:value-type="float">
            <text:p>13</text:p>
          </table:table-cell>
          <table:table-cell office:value-type="string" calcext:value-type="string">
            <text:p>A portal to decide or have a short term goal</text:p>
          </table:table-cell>
          <table:table-cell office:value-type="string" calcext:value-type="string">
            <text:p>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5">00/00/0000</text:date>, <text:time style:data-style-name="N2" text:time-value="01:25:56.263907957">00:00:00</text:time></text:p>
        </style:region-right>
      </style:header>
      <style:header-left style:display="false"/>
      <style:footer>
        <text:p>Page <text:page-number>1</text:page-number> / <text:page-count>99</text:page-count></text:p>
      </style:footer>
      <style:footer-left style:display="false"/>
    </style:master-page>
  </office:master-styles>
</office:document-styles>
</file>